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d6a" officeooo:paragraph-rsid="0007cd6a"/>
    </style:style>
    <style:style style:name="P2" style:family="paragraph" style:parent-style-name="Standard">
      <style:text-properties officeooo:rsid="0007cd6a" officeooo:paragraph-rsid="0007cd6a"/>
    </style:style>
    <style:style style:name="P3" style:family="paragraph" style:parent-style-name="Standard">
      <style:text-properties officeooo:rsid="0007cd6a" officeooo:paragraph-rsid="0007cd6a"/>
    </style:style>
    <style:style style:name="T1" style:family="text">
      <style:text-properties officeooo:rsid="0008940e"/>
    </style:style>
    <style:style style:name="T2" style:family="text">
      <style:text-properties officeooo:rsid="0008940e"/>
    </style:style>
    <style:style style:name="T3" style:family="text">
      <style:text-properties officeooo:rsid="0009625d"/>
    </style:style>
    <style:style style:name="T4" style:family="text">
      <style:text-properties fo:font-style="italic" officeooo:rsid="0009625d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cc40f"/>
    </style:style>
    <style:style style:name="T7" style:family="text">
      <style:text-properties officeooo:rsid="000e9d38"/>
    </style:style>
    <style:style style:name="T8" style:family="text">
      <style:text-properties officeooo:rsid="000fc80c"/>
    </style:style>
    <style:style style:name="T9" style:family="text">
      <style:text-properties officeooo:rsid="00119ee8"/>
    </style:style>
    <style:style style:name="T10" style:family="text">
      <style:text-properties officeooo:rsid="0012ed8e"/>
    </style:style>
    <style:style style:name="T11" style:family="text">
      <style:text-properties officeooo:rsid="00136061"/>
    </style:style>
    <style:style style:name="T12" style:family="text">
      <style:text-properties officeooo:rsid="001542a0"/>
    </style:style>
  </office:automatic-styles>
  <office:body>
    <office:text text:use-soft-page-breaks="true">
      <text:tracked-changes>
        <text:changed-region xml:id="ct32834192" text:id="ct32834192">
          <text:insertion>
            <office:change-info>
              <dc:creator>silvio </dc:creator>
              <dc:date>2017-08-18T15:31:00</dc:date>
            </office:change-info>
          </text:insertion>
        </text:changed-region>
        <text:changed-region xml:id="ct28177584" text:id="ct28177584">
          <text:deletion>
            <office:change-info>
              <dc:creator>silvio </dc:creator>
              <dc:date>2017-08-18T15:31:00</dc:date>
            </office:change-info>
            <text:h text:style-name="Heading_20_1" text:outline-level="1"><text:span text:style-name="T1">w</text:span></text:h>
          </text:deletion>
        </text:changed-region>
        <text:changed-region xml:id="ct33204288" text:id="ct33204288">
          <text:deletion>
            <office:change-info>
              <dc:creator>silvio </dc:creator>
              <dc:date>2017-08-18T15:31:00</dc:date>
            </office:change-info>
            <text:h text:style-name="Heading_20_1" text:outline-level="1"><text:s/></text:h>
          </text:deletion>
        </text:changed-region>
        <text:changed-region xml:id="ct27896720" text:id="ct27896720">
          <text:insertion>
            <office:change-info>
              <dc:creator>silvio </dc:creator>
              <dc:date>2017-08-18T15:29:00</dc:date>
            </office:change-info>
          </text:insertion>
        </text:changed-region>
        <text:changed-region xml:id="ct28547200" text:id="ct28547200">
          <text:deletion>
            <office:change-info>
              <dc:creator>silvio </dc:creator>
              <dc:date>2017-08-18T15:29:00</dc:date>
            </office:change-info>
            <text:p text:style-name="P1">a</text:p>
          </text:deletion>
        </text:changed-region>
        <text:changed-region xml:id="ct28580064" text:id="ct28580064">
          <text:deletion>
            <office:change-info>
              <dc:creator>silvio </dc:creator>
              <dc:date>2017-08-18T15:27:00</dc:date>
            </office:change-info>
            <text:p text:style-name="P1">to </text:p>
          </text:deletion>
        </text:changed-region>
        <text:changed-region xml:id="ct32444464" text:id="ct32444464">
          <text:insertion>
            <office:change-info>
              <dc:creator>silvio </dc:creator>
              <dc:date>2017-08-18T15:27:00</dc:date>
            </office:change-info>
          </text:insertion>
        </text:changed-region>
        <text:changed-region xml:id="ct28469360" text:id="ct28469360">
          <text:deletion>
            <office:change-info>
              <dc:creator>silvio </dc:creator>
              <dc:date>2017-08-18T15:27:00</dc:date>
            </office:change-info>
            <text:p text:style-name="P1">e</text:p>
          </text:deletion>
        </text:changed-region>
        <text:changed-region xml:id="ct28174784" text:id="ct28174784">
          <text:insertion>
            <office:change-info>
              <dc:creator>silvio </dc:creator>
              <dc:date>2017-08-18T15:27:00</dc:date>
            </office:change-info>
          </text:insertion>
        </text:changed-region>
        <text:changed-region xml:id="ct32861616" text:id="ct32861616">
          <text:deletion>
            <office:change-info>
              <dc:creator>silvio </dc:creator>
              <dc:date>2017-08-18T15:27:00</dc:date>
            </office:change-info>
            <text:p text:style-name="P1">in</text:p>
          </text:deletion>
        </text:changed-region>
        <text:changed-region xml:id="ct28519552" text:id="ct28519552">
          <text:deletion>
            <office:change-info>
              <dc:creator>silvio </dc:creator>
              <dc:date>2017-08-18T15:28:00</dc:date>
            </office:change-info>
            <text:p text:style-name="P1">forty-year</text:p>
          </text:deletion>
        </text:changed-region>
        <text:changed-region xml:id="ct27627952" text:id="ct27627952">
          <text:insertion>
            <office:change-info>
              <dc:creator>silvio </dc:creator>
              <dc:date>2017-08-18T15:28:00</dc:date>
            </office:change-info>
          </text:insertion>
        </text:changed-region>
        <text:changed-region xml:id="ct32839216" text:id="ct32839216">
          <text:insertion>
            <office:change-info>
              <dc:creator>silvio </dc:creator>
              <dc:date>2017-08-18T15:28:00</dc:date>
            </office:change-info>
          </text:insertion>
        </text:changed-region>
        <text:changed-region xml:id="ct28528080" text:id="ct28528080">
          <text:insertion>
            <office:change-info>
              <dc:creator>silvio </dc:creator>
              <dc:date>2017-08-18T15:28:00</dc:date>
            </office:change-info>
          </text:insertion>
        </text:changed-region>
        <text:changed-region xml:id="ct28510976" text:id="ct28510976">
          <text:deletion>
            <office:change-info>
              <dc:creator>silvio </dc:creator>
              <dc:date>2017-08-18T15:28:00</dc:date>
            </office:change-info>
            <text:p text:style-name="P1">in</text:p>
          </text:deletion>
        </text:changed-region>
        <text:changed-region xml:id="ct32941280" text:id="ct32941280">
          <text:insertion>
            <office:change-info>
              <dc:creator>silvio </dc:creator>
              <dc:date>2017-08-18T15:29:00</dc:date>
            </office:change-info>
          </text:insertion>
        </text:changed-region>
        <text:changed-region xml:id="ct33204656" text:id="ct33204656">
          <text:insertion>
            <office:change-info>
              <dc:creator>silvio </dc:creator>
              <dc:date>2017-08-18T15:28:00</dc:date>
            </office:change-info>
          </text:insertion>
        </text:changed-region>
        <text:changed-region xml:id="ct32922448" text:id="ct32922448">
          <text:deletion>
            <office:change-info>
              <dc:creator>silvio </dc:creator>
              <dc:date>2017-08-18T15:30:00</dc:date>
            </office:change-info>
            <text:p text:style-name="P1">:</text:p>
          </text:deletion>
        </text:changed-region>
        <text:changed-region xml:id="ct32941472" text:id="ct32941472">
          <text:insertion>
            <office:change-info>
              <dc:creator>silvio </dc:creator>
              <dc:date>2017-08-18T15:31:00</dc:date>
            </office:change-info>
          </text:insertion>
        </text:changed-region>
        <text:changed-region xml:id="ct28584368" text:id="ct28584368">
          <text:deletion>
            <office:change-info>
              <dc:creator>silvio </dc:creator>
              <dc:date>2017-08-18T15:31:00</dc:date>
            </office:change-info>
            <text:p text:style-name="P1">w</text:p>
          </text:deletion>
        </text:changed-region>
        <text:changed-region xml:id="ct32442960" text:id="ct32442960">
          <text:deletion>
            <office:change-info>
              <dc:creator>silvio </dc:creator>
              <dc:date>2017-08-18T15:31:00</dc:date>
            </office:change-info>
            <text:p text:style-name="P1"><text:s/></text:p>
          </text:deletion>
        </text:changed-region>
        <text:changed-region xml:id="ct32833104" text:id="ct32833104">
          <text:insertion>
            <office:change-info>
              <dc:creator>silvio </dc:creator>
              <dc:date>2017-08-18T15:31:00</dc:date>
            </office:change-info>
          </text:insertion>
        </text:changed-region>
        <text:changed-region xml:id="ct32742432" text:id="ct32742432">
          <text:deletion>
            <office:change-info>
              <dc:creator>silvio </dc:creator>
              <dc:date>2017-08-18T15:31:00</dc:date>
            </office:change-info>
            <text:p text:style-name="P1"><text:s/>percent</text:p>
          </text:deletion>
        </text:changed-region>
        <text:changed-region xml:id="ct32613952" text:id="ct32613952">
          <text:deletion>
            <office:change-info>
              <dc:creator>silvio </dc:creator>
              <dc:date>2017-08-18T15:31:00</dc:date>
            </office:change-info>
            <text:p text:style-name="P1">is the money of</text:p>
          </text:deletion>
        </text:changed-region>
        <text:changed-region xml:id="ct32577984" text:id="ct32577984">
          <text:insertion>
            <office:change-info>
              <dc:creator>silvio </dc:creator>
              <dc:date>2017-08-18T15:31:00</dc:date>
            </office:change-info>
          </text:insertion>
        </text:changed-region>
        <text:changed-region xml:id="ct29272064" text:id="ct29272064">
          <text:insertion>
            <office:change-info>
              <dc:creator>silvio </dc:creator>
              <dc:date>2017-08-18T15:34:00</dc:date>
            </office:change-info>
          </text:insertion>
        </text:changed-region>
        <text:changed-region xml:id="ct32442624" text:id="ct32442624">
          <text:deletion>
            <office:change-info>
              <dc:creator>silvio </dc:creator>
              <dc:date>2017-08-18T15:34:00</dc:date>
            </office:change-info>
            <text:p text:style-name="P1">the</text:p>
          </text:deletion>
        </text:changed-region>
        <text:changed-region xml:id="ct29577584" text:id="ct29577584">
          <text:deletion>
            <office:change-info>
              <dc:creator>silvio </dc:creator>
              <dc:date>2017-08-18T15:35:00</dc:date>
            </office:change-info>
            <text:p text:style-name="P1"><text:s/>am</text:p>
          </text:deletion>
        </text:changed-region>
        <text:changed-region xml:id="ct31975264" text:id="ct31975264">
          <text:deletion>
            <office:change-info>
              <dc:creator>silvio </dc:creator>
              <dc:date>2017-08-18T15:35:00</dc:date>
            </office:change-info>
            <text:p text:style-name="P1">ing</text:p>
          </text:deletion>
        </text:changed-region>
        <text:changed-region xml:id="ct33436784" text:id="ct33436784">
          <text:insertion>
            <office:change-info>
              <dc:creator>silvio </dc:creator>
              <dc:date>2017-08-18T15:34:00</dc:date>
            </office:change-info>
          </text:insertion>
        </text:changed-region>
        <text:changed-region xml:id="ct27925808" text:id="ct27925808">
          <text:deletion>
            <office:change-info>
              <dc:creator>silvio </dc:creator>
              <dc:date>2017-08-18T15:34:00</dc:date>
            </office:change-info>
            <text:p text:style-name="P1">?</text:p>
          </text:deletion>
        </text:changed-region>
        <text:changed-region xml:id="ct34571280" text:id="ct34571280">
          <text:insertion>
            <office:change-info>
              <dc:creator>silvio </dc:creator>
              <dc:date>2017-08-18T15:38:00</dc:date>
            </office:change-info>
          </text:insertion>
        </text:changed-region>
        <text:changed-region xml:id="ct29259472" text:id="ct29259472">
          <text:deletion>
            <office:change-info>
              <dc:creator>silvio </dc:creator>
              <dc:date>2017-08-18T15:38:00</dc:date>
            </office:change-info>
            <text:p text:style-name="P1">in</text:p>
          </text:deletion>
        </text:changed-region>
        <text:changed-region xml:id="ct34471456" text:id="ct34471456">
          <text:insertion>
            <office:change-info>
              <dc:creator>silvio </dc:creator>
              <dc:date>2017-08-18T15:38:00</dc:date>
            </office:change-info>
          </text:insertion>
        </text:changed-region>
        <text:changed-region xml:id="ct33335920" text:id="ct33335920">
          <text:deletion>
            <office:change-info>
              <dc:creator>silvio </dc:creator>
              <dc:date>2017-08-18T15:38:00</dc:date>
            </office:change-info>
            <text:p text:style-name="P1">an</text:p>
          </text:deletion>
        </text:changed-region>
        <text:changed-region xml:id="ct34153344" text:id="ct34153344">
          <text:deletion>
            <office:change-info>
              <dc:creator>silvio </dc:creator>
              <dc:date>2017-08-18T15:37:00</dc:date>
            </office:change-info>
            <text:p text:style-name="P1">are </text:p>
          </text:deletion>
        </text:changed-region>
        <text:changed-region xml:id="ct26514800" text:id="ct26514800">
          <text:deletion>
            <office:change-info>
              <dc:creator>silvio </dc:creator>
              <dc:date>2017-08-18T15:37:00</dc:date>
            </office:change-info>
            <text:p text:style-name="P1">ing</text:p>
          </text:deletion>
        </text:changed-region>
        <text:changed-region xml:id="ct34196528" text:id="ct34196528">
          <text:insertion>
            <office:change-info>
              <dc:creator>silvio </dc:creator>
              <dc:date>2017-08-18T15:37:00</dc:date>
            </office:change-info>
          </text:insertion>
        </text:changed-region>
        <text:changed-region xml:id="ct34451168" text:id="ct34451168">
          <text:insertion>
            <office:change-info>
              <dc:creator>silvio </dc:creator>
              <dc:date>2017-08-18T15:38:00</dc:date>
            </office:change-info>
          </text:insertion>
        </text:changed-region>
        <text:changed-region xml:id="ct33933024" text:id="ct33933024">
          <text:insertion>
            <office:change-info>
              <dc:creator>silvio </dc:creator>
              <dc:date>2017-08-18T15:39:00</dc:date>
            </office:change-info>
          </text:insertion>
        </text:changed-region>
        <text:changed-region xml:id="ct34307440" text:id="ct34307440">
          <text:insertion>
            <office:change-info>
              <dc:creator>silvio </dc:creator>
              <dc:date>2017-08-18T15:38:00</dc:date>
            </office:change-info>
          </text:insertion>
        </text:changed-region>
        <text:changed-region xml:id="ct33995584" text:id="ct33995584">
          <text:insertion>
            <office:change-info>
              <dc:creator>silvio </dc:creator>
              <dc:date>2017-08-18T15:38:00</dc:date>
            </office:change-info>
          </text:insertion>
        </text:changed-region>
        <text:changed-region xml:id="ct33066608" text:id="ct33066608">
          <text:insertion>
            <office:change-info>
              <dc:creator>silvio </dc:creator>
              <dc:date>2017-08-18T15:39:00</dc:date>
            </office:change-info>
          </text:insertion>
        </text:changed-region>
        <text:changed-region xml:id="ct29616128" text:id="ct29616128">
          <text:insertion>
            <office:change-info>
              <dc:creator>silvio </dc:creator>
              <dc:date>2017-08-18T15:40:00</dc:date>
            </office:change-info>
          </text:insertion>
        </text:changed-region>
        <text:changed-region xml:id="ct34377168" text:id="ct34377168">
          <text:deletion>
            <office:change-info>
              <dc:creator>silvio </dc:creator>
              <dc:date>2017-08-18T15:39:00</dc:date>
            </office:change-info>
            <text:p text:style-name="P1">of</text:p>
          </text:deletion>
        </text:changed-region>
        <text:changed-region xml:id="ct34026464" text:id="ct34026464">
          <text:deletion>
            <office:change-info>
              <dc:creator>silvio </dc:creator>
              <dc:date>2017-08-18T15:40:00</dc:date>
            </office:change-info>
            <text:p text:style-name="P1"><text:s/></text:p>
          </text:deletion>
        </text:changed-region>
        <text:changed-region xml:id="ct34026704" text:id="ct34026704">
          <text:deletion>
            <office:change-info>
              <dc:creator>silvio </dc:creator>
              <dc:date>2017-08-18T15:40:00</dc:date>
            </office:change-info>
            <text:p text:style-name="P1"><text:s/></text:p>
          </text:deletion>
        </text:changed-region>
        <text:changed-region xml:id="ct34059696" text:id="ct34059696">
          <text:deletion>
            <office:change-info>
              <dc:creator>silvio </dc:creator>
              <dc:date>2017-08-18T15:40:00</dc:date>
            </office:change-info>
            <text:p text:style-name="P1">ed</text:p>
          </text:deletion>
        </text:changed-region>
        <text:changed-region xml:id="ct34197728" text:id="ct34197728">
          <text:insertion>
            <office:change-info>
              <dc:creator>silvio </dc:creator>
              <dc:date>2017-08-18T15:40:00</dc:date>
            </office:change-info>
          </text:insertion>
        </text:changed-region>
        <text:changed-region xml:id="ct34619728" text:id="ct34619728">
          <text:deletion>
            <office:change-info>
              <dc:creator>silvio </dc:creator>
              <dc:date>2017-08-18T15:40:00</dc:date>
            </office:change-info>
            <text:p text:style-name="P1">let it be an</text:p>
          </text:deletion>
        </text:changed-region>
        <text:changed-region xml:id="ct28631408" text:id="ct28631408">
          <text:insertion>
            <office:change-info>
              <dc:creator>silvio </dc:creator>
              <dc:date>2017-08-18T15:44:00</dc:date>
            </office:change-info>
          </text:insertion>
        </text:changed-region>
        <text:changed-region xml:id="ct27902976" text:id="ct27902976">
          <text:deletion>
            <office:change-info>
              <dc:creator>silvio </dc:creator>
              <dc:date>2017-08-18T15:44:00</dc:date>
            </office:change-info>
            <text:p text:style-name="P1">e</text:p>
          </text:deletion>
        </text:changed-region>
        <text:changed-region xml:id="ct32408480" text:id="ct32408480">
          <text:insertion>
            <office:change-info>
              <dc:creator>silvio </dc:creator>
              <dc:date>2017-08-18T15:41:00</dc:date>
            </office:change-info>
          </text:insertion>
        </text:changed-region>
        <text:changed-region xml:id="ct33961296" text:id="ct33961296">
          <text:insertion>
            <office:change-info>
              <dc:creator>silvio </dc:creator>
              <dc:date>2017-08-18T15:41:00</dc:date>
            </office:change-info>
          </text:insertion>
        </text:changed-region>
        <text:changed-region xml:id="ct27491456" text:id="ct27491456">
          <text:deletion>
            <office:change-info>
              <dc:creator>silvio </dc:creator>
              <dc:date>2017-08-18T15:41:00</dc:date>
            </office:change-info>
            <text:p text:style-name="P1">the</text:p>
          </text:deletion>
        </text:changed-region>
        <text:changed-region xml:id="ct28190032" text:id="ct28190032">
          <text:insertion>
            <office:change-info>
              <dc:creator>silvio </dc:creator>
              <dc:date>2017-08-18T15:40:00</dc:date>
            </office:change-info>
          </text:insertion>
        </text:changed-region>
        <text:changed-region xml:id="ct28189680" text:id="ct28189680">
          <text:deletion>
            <office:change-info>
              <dc:creator>silvio </dc:creator>
              <dc:date>2017-08-18T15:40:00</dc:date>
            </office:change-info>
            <text:p text:style-name="P1">i</text:p>
          </text:deletion>
        </text:changed-region>
        <text:changed-region xml:id="ct34040320" text:id="ct34040320">
          <text:insertion>
            <office:change-info>
              <dc:creator>silvio </dc:creator>
              <dc:date>2017-08-18T15:40:00</dc:date>
            </office:change-info>
          </text:insertion>
        </text:changed-region>
        <text:changed-region xml:id="ct33076032" text:id="ct33076032">
          <text:deletion>
            <office:change-info>
              <dc:creator>silvio </dc:creator>
              <dc:date>2017-08-18T15:40:00</dc:date>
            </office:change-info>
            <text:p text:style-name="P1">d</text:p>
          </text:deletion>
        </text:changed-region>
        <text:changed-region xml:id="ct34150384" text:id="ct34150384">
          <text:deletion>
            <office:change-info>
              <dc:creator>silvio </dc:creator>
              <dc:date>2017-08-18T15:40:00</dc:date>
            </office:change-info>
            <text:p text:style-name="P1">an </text:p>
          </text:deletion>
        </text:changed-region>
        <text:changed-region xml:id="ct27410688" text:id="ct27410688">
          <text:insertion>
            <office:change-info>
              <dc:creator>silvio </dc:creator>
              <dc:date>2017-08-18T15:44:00</dc:date>
            </office:change-info>
          </text:insertion>
        </text:changed-region>
        <text:changed-region xml:id="ct33217536" text:id="ct33217536">
          <text:deletion>
            <office:change-info>
              <dc:creator>silvio </dc:creator>
              <dc:date>2017-08-18T15:44:00</dc:date>
            </office:change-info>
            <text:p text:style-name="P1">e</text:p>
          </text:deletion>
        </text:changed-region>
        <text:changed-region xml:id="ct32361808" text:id="ct32361808">
          <text:deletion>
            <office:change-info>
              <dc:creator>silvio </dc:creator>
              <dc:date>2017-08-18T15:44:00</dc:date>
            </office:change-info>
            <text:p text:style-name="P1">t</text:p>
          </text:deletion>
        </text:changed-region>
        <text:changed-region xml:id="ct33950336" text:id="ct33950336">
          <text:deletion>
            <office:change-info>
              <dc:creator>silvio </dc:creator>
              <dc:date>2017-08-18T15:43:00</dc:date>
            </office:change-info>
            <text:p text:style-name="P1">he </text:p>
          </text:deletion>
        </text:changed-region>
        <text:changed-region xml:id="ct29526704" text:id="ct29526704">
          <text:insertion>
            <office:change-info>
              <dc:creator>silvio </dc:creator>
              <dc:date>2017-08-18T15:44:00</dc:date>
            </office:change-info>
          </text:insertion>
        </text:changed-region>
        <text:changed-region xml:id="ct34439632" text:id="ct34439632">
          <text:insertion>
            <office:change-info>
              <dc:creator>silvio </dc:creator>
              <dc:date>2017-08-18T15:43:00</dc:date>
            </office:change-info>
          </text:insertion>
        </text:changed-region>
        <text:changed-region xml:id="ct34013760" text:id="ct34013760">
          <text:deletion>
            <office:change-info>
              <dc:creator>silvio </dc:creator>
              <dc:date>2017-08-18T15:43:00</dc:date>
            </office:change-info>
            <text:p text:style-name="P1">is</text:p>
          </text:deletion>
        </text:changed-region>
        <text:changed-region xml:id="ct34165968" text:id="ct34165968">
          <text:deletion>
            <office:change-info>
              <dc:creator>silvio </dc:creator>
              <dc:date>2017-08-18T15:43:00</dc:date>
            </office:change-info>
            <text:p text:style-name="P1">t</text:p>
          </text:deletion>
        </text:changed-region>
        <text:changed-region xml:id="ct34417152" text:id="ct34417152">
          <text:deletion>
            <office:change-info>
              <dc:creator>silvio </dc:creator>
              <dc:date>2017-08-18T15:44:00</dc:date>
            </office:change-info>
            <text:p text:style-name="P1">the </text:p>
          </text:deletion>
        </text:changed-region>
        <text:changed-region xml:id="ct29673776" text:id="ct29673776">
          <text:insertion>
            <office:change-info>
              <dc:creator>silvio </dc:creator>
              <dc:date>2017-08-18T15:44:00</dc:date>
            </office:change-info>
          </text:insertion>
        </text:changed-region>
        <text:changed-region xml:id="ct34603392" text:id="ct34603392">
          <text:deletion>
            <office:change-info>
              <dc:creator>silvio </dc:creator>
              <dc:date>2017-08-18T15:44:00</dc:date>
            </office:change-info>
            <text:p text:style-name="P1">e</text:p>
          </text:deletion>
        </text:changed-region>
        <text:changed-region xml:id="ct33985152" text:id="ct33985152">
          <text:insertion>
            <office:change-info>
              <dc:creator>silvio </dc:creator>
              <dc:date>2017-08-18T15:44:00</dc:date>
            </office:change-info>
          </text:insertion>
        </text:changed-region>
        <text:changed-region xml:id="ct32906128" text:id="ct32906128">
          <text:deletion>
            <office:change-info>
              <dc:creator>silvio </dc:creator>
              <dc:date>2017-08-18T15:44:00</dc:date>
            </office:change-info>
            <text:p text:style-name="P1">absolutely similar</text:p>
          </text:deletion>
        </text:changed-region>
        <text:changed-region xml:id="ct33999184" text:id="ct33999184">
          <text:deletion>
            <office:change-info>
              <dc:creator>silvio </dc:creator>
              <dc:date>2017-08-18T15:44:00</dc:date>
            </office:change-info>
            <text:p text:style-name="P1">of the</text:p>
          </text:deletion>
        </text:changed-region>
        <text:changed-region xml:id="ct33333408" text:id="ct33333408">
          <text:deletion>
            <office:change-info>
              <dc:creator>silvio </dc:creator>
              <dc:date>2017-08-18T15:45:00</dc:date>
            </office:change-info>
            <text:p text:style-name="P1">s</text:p>
          </text:deletion>
        </text:changed-region>
        <text:changed-region xml:id="ct28519104" text:id="ct28519104">
          <text:deletion>
            <office:change-info>
              <dc:creator>silvio </dc:creator>
              <dc:date>2017-08-18T15:45:00</dc:date>
            </office:change-info>
            <text:p text:style-name="P1">ed</text:p>
          </text:deletion>
        </text:changed-region>
        <text:changed-region xml:id="ct27340144" text:id="ct27340144">
          <text:insertion>
            <office:change-info>
              <dc:creator>silvio </dc:creator>
              <dc:date>2017-08-18T15:46:00</dc:date>
            </office:change-info>
          </text:insertion>
        </text:changed-region>
        <text:changed-region xml:id="ct34325792" text:id="ct34325792">
          <text:deletion>
            <office:change-info>
              <dc:creator>silvio </dc:creator>
              <dc:date>2017-08-18T15:46:00</dc:date>
            </office:change-info>
            <text:p text:style-name="P1">U</text:p>
          </text:deletion>
        </text:changed-region>
        <text:changed-region xml:id="ct27416688" text:id="ct27416688">
          <text:deletion>
            <office:change-info>
              <dc:creator>silvio </dc:creator>
              <dc:date>2017-08-18T15:48:00</dc:date>
            </office:change-info>
            <text:p text:style-name="P1">they completely automatized the</text:p>
          </text:deletion>
        </text:changed-region>
        <text:changed-region xml:id="ct27905952" text:id="ct27905952">
          <text:insertion>
            <office:change-info>
              <dc:creator>silvio </dc:creator>
              <dc:date>2017-08-18T15:48:00</dc:date>
            </office:change-info>
          </text:insertion>
        </text:changed-region>
        <text:changed-region xml:id="ct34610800" text:id="ct34610800">
          <text:insertion>
            <office:change-info>
              <dc:creator>silvio </dc:creator>
              <dc:date>2017-08-18T15:49:00</dc:date>
            </office:change-info>
          </text:insertion>
        </text:changed-region>
        <text:changed-region xml:id="ct33127488" text:id="ct33127488">
          <text:deletion>
            <office:change-info>
              <dc:creator>silvio </dc:creator>
              <dc:date>2017-08-18T15:49:00</dc:date>
            </office:change-info>
            <text:p text:style-name="P1"><text:s/>out</text:p>
          </text:deletion>
        </text:changed-region>
        <text:changed-region xml:id="ct29638208" text:id="ct29638208">
          <text:insertion>
            <office:change-info>
              <dc:creator>silvio </dc:creator>
              <dc:date>2017-08-18T15:49:00</dc:date>
            </office:change-info>
          </text:insertion>
        </text:changed-region>
        <text:changed-region xml:id="ct33069056" text:id="ct33069056">
          <text:insertion>
            <office:change-info>
              <dc:creator>silvio </dc:creator>
              <dc:date>2017-08-18T15:50:00</dc:date>
            </office:change-info>
          </text:insertion>
        </text:changed-region>
        <text:changed-region xml:id="ct29625936" text:id="ct29625936">
          <text:deletion>
            <office:change-info>
              <dc:creator>silvio </dc:creator>
              <dc:date>2017-08-18T15:50:00</dc:date>
            </office:change-info>
            <text:p text:style-name="P1">.</text:p>
          </text:deletion>
        </text:changed-region>
        <text:changed-region xml:id="ct34217904" text:id="ct34217904">
          <text:insertion>
            <office:change-info>
              <dc:creator>silvio </dc:creator>
              <dc:date>2017-08-18T15:50:00</dc:date>
            </office:change-info>
          </text:insertion>
        </text:changed-region>
        <text:changed-region xml:id="ct34207904" text:id="ct34207904">
          <text:deletion>
            <office:change-info>
              <dc:creator>silvio </dc:creator>
              <dc:date>2017-08-18T15:50:00</dc:date>
            </office:change-info>
            <text:p text:style-name="P1">it</text:p>
          </text:deletion>
        </text:changed-region>
        <text:changed-region xml:id="ct33983696" text:id="ct33983696">
          <text:deletion>
            <office:change-info>
              <dc:creator>silvio </dc:creator>
              <dc:date>2017-08-18T15:50:00</dc:date>
            </office:change-info>
            <text:p text:style-name="P1">s</text:p>
          </text:deletion>
        </text:changed-region>
        <text:changed-region xml:id="ct32435456" text:id="ct32435456">
          <text:insertion>
            <office:change-info>
              <dc:creator>silvio </dc:creator>
              <dc:date>2017-08-18T15:51:00</dc:date>
            </office:change-info>
          </text:insertion>
        </text:changed-region>
        <text:changed-region xml:id="ct34132464" text:id="ct34132464">
          <text:deletion>
            <office:change-info>
              <dc:creator>silvio </dc:creator>
              <dc:date>2017-08-18T15:51:00</dc:date>
            </office:change-info>
            <text:p text:style-name="P1"><text:s/>in the field </text:p>
          </text:deletion>
        </text:changed-region>
        <text:changed-region xml:id="ct29675600" text:id="ct29675600">
          <text:deletion>
            <office:change-info>
              <dc:creator>silvio </dc:creator>
              <dc:date>2017-08-18T15:51:00</dc:date>
            </office:change-info>
            <text:p text:style-name="P1">And n</text:p>
          </text:deletion>
        </text:changed-region>
        <text:changed-region xml:id="ct33001648" text:id="ct33001648">
          <text:insertion>
            <office:change-info>
              <dc:creator>silvio </dc:creator>
              <dc:date>2017-08-18T15:51:00</dc:date>
            </office:change-info>
          </text:insertion>
        </text:changed-region>
        <text:changed-region xml:id="ct34128608" text:id="ct34128608">
          <text:deletion>
            <office:change-info>
              <dc:creator>silvio </dc:creator>
              <dc:date>2017-08-18T15:51:00</dc:date>
            </office:change-info>
            <text:p text:style-name="P1">s</text:p>
          </text:deletion>
        </text:changed-region>
        <text:changed-region xml:id="ct28362208" text:id="ct28362208">
          <text:insertion>
            <office:change-info>
              <dc:creator>silvio </dc:creator>
              <dc:date>2017-08-18T15:51:00</dc:date>
            </office:change-info>
          </text:insertion>
        </text:changed-region>
        <text:changed-region xml:id="ct27627200" text:id="ct27627200">
          <text:deletion>
            <office:change-info>
              <dc:creator>silvio </dc:creator>
              <dc:date>2017-08-18T15:51:00</dc:date>
            </office:change-info>
            <text:p text:style-name="P1">ceives</text:p>
          </text:deletion>
        </text:changed-region>
        <text:changed-region xml:id="ct32396624" text:id="ct32396624">
          <text:deletion>
            <office:change-info>
              <dc:creator>silvio </dc:creator>
              <dc:date>2017-08-18T15:52:00</dc:date>
            </office:change-info>
            <text:p text:style-name="P1">for calculating</text:p>
          </text:deletion>
        </text:changed-region>
        <text:changed-region xml:id="ct34313296" text:id="ct34313296">
          <text:insertion>
            <office:change-info>
              <dc:creator>silvio </dc:creator>
              <dc:date>2017-08-18T15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ten by eeefff</text:p>
      <text:p text:style-name="P1"/>
      <text:h text:style-name="Heading_20_1" text:outline-level="1">Programmers <text:change-start text:change-id="ct32834192"/><text:span text:style-name="T1">W</text:span><text:change-end text:change-id="ct32834192"/><text:change text:change-id="ct28177584"/>anna<text:change text:change-id="ct33204288"/>be</text:h>
      <text:p text:style-name="P1"/>
      <text:p text:style-name="P1">Minsk. We are late for our “labour inspection” in one of the biggest IT companies in Belarus.</text:p>
      <text:p text:style-name="P1">Trying to catch a taxi.</text:p>
      <text:p text:style-name="P1"/>
      <text:p text:style-name="P1">“To Wargaming? For the first time? I go there every day. Near <text:change-start text:change-id="ct27896720"/><text:span text:style-name="T1">the</text:span><text:change-end text:change-id="ct27896720"/><text:change text:change-id="ct28547200"/> subway there is a honey hole.</text:p>
      <text:p text:style-name="P1">Just drove up and again someone goes there... Tell me, <text:change text:change-id="ct28580064"/>becom<text:change-start text:change-id="ct32444464"/><text:span text:style-name="T1">ing</text:span><text:change-end text:change-id="ct32444464"/><text:change text:change-id="ct28469360"/> a programmer <text:change-start text:change-id="ct28174784"/><text:span text:style-name="T1">at</text:span><text:change-end text:change-id="ct28174784"/><text:change text:change-id="ct32861616"/> 40 is</text:p>
      <text:p text:style-name="P1">probably hopeless, right? In general, are there <text:change text:change-id="ct28519552"/><text:change-start text:change-id="ct27627952"/><text:span text:style-name="T1">40 years old</text:span><text:change-end text:change-id="ct27627952"/> programmers? Or are they all becoming startup<text:change-start text:change-id="ct32839216"/><text:span text:style-name="T1">p</text:span><text:change-end text:change-id="ct32839216"/>ers <text:change-start text:change-id="ct28528080"/><text:span text:style-name="T1">at</text:span><text:change-end text:change-id="ct28528080"/><text:change text:change-id="ct28510976"/> 33?” <text:change-start text:change-id="ct32941280"/><text:span text:style-name="T1">he says</text:span><text:change-end text:change-id="ct32941280"/><text:change-start text:change-id="ct33204656"/> <text:span text:style-name="T1">while </text:span><text:change-end text:change-id="ct33204656"/>we are forcing our way through traffic jams.</text:p>
      <text:p text:style-name="P1"/>
      <text:p text:style-name="P1">“In general, I think that Belarus is a country of people who would like to become programmers.</text:p>
      <text:p text:style-name="P1">As one friend of mine says<text:change text:change-id="ct32922448"/> “We are all programmers <text:change-start text:change-id="ct32941472"/><text:span text:style-name="T1">W</text:span><text:change-end text:change-id="ct32941472"/><text:change text:change-id="ct28584368"/>anna<text:change text:change-id="ct32442960"/>be,” he laughs.</text:p>
      <text:p text:style-name="P1"/>
      <text:p text:style-name="P1">20<text:change-start text:change-id="ct32833104"/>%<text:change-end text:change-id="ct32833104"/><text:change text:change-id="ct32742432"/> of Belarus’ GDP <text:change text:change-id="ct32613952"/><text:change-start text:change-id="ct32577984"/><text:span text:style-name="T1">derives from</text:span><text:change-end text:change-id="ct32577984"/> IT companies. The remaining universities of the USSR were gradually redesigned to produce programmers, system engineers, testers, database</text:p>
      <text:p text:style-name="P1">architects.</text:p>
      <text:p text:style-name="P1"/>
      <text:p text:style-name="P1">I'm sitting in a tank. The tank is in the lobby of a 16-floor business center. I am smiling: the tank</text:p>
      <text:p text:style-name="P1">is small, <text:change-start text:change-id="ct29272064"/><text:span text:style-name="T1">my</text:span><text:change-end text:change-id="ct29272064"/><text:change text:change-id="ct32442624"/> head is ridiculously sticking out from the tank. While I am photographed, I<text:change text:change-id="ct29577584"/></text:p>
      <text:p text:style-name="P1">think<text:change text:change-id="ct31975264"/> about our “labour inspection” and what it can give us<text:change-start text:change-id="ct33436784"/>.<text:change-end text:change-id="ct33436784"/><text:change text:change-id="ct27925808"/> How can we know if the dreams</text:p>
      <text:p text:style-name="P1">of those who works here come true,<text:span text:style-name="T5"> th</text:span>e dreams of all who keep “the world of tanks” afloat.</text:p>
      <text:p text:style-name="P1">While going upstairs <text:change-start text:change-id="ct34571280"/><text:span text:style-name="T3">with</text:span><text:change-end text:change-id="ct34571280"/><text:change text:change-id="ct29259472"/> <text:change-start text:change-id="ct34471456"/><text:span text:style-name="T3">the</text:span><text:change-end text:change-id="ct34471456"/><text:change text:change-id="ct33335920"/> elevator, we <text:change text:change-id="ct34153344"/>tell<text:change text:change-id="ct26514800"/> a tour guide that we have a week <text:change-start text:change-id="ct34196528"/><text:span text:style-name="T3">of</text:span><text:change-end text:change-id="ct34196528"/><text:span text:style-name="T3"> </text:span><text:span text:style-name="T4">Work Hard! Play Hard!</text:span>, during which we rest and work, <text:change-start text:change-id="ct34451168"/><text:span text:style-name="T3">we </text:span><text:change-end text:change-id="ct34451168"/>dive into <text:change-start text:change-id="ct33933024"/><text:span text:style-name="T6">the </text:span><text:change-end text:change-id="ct33933024"/>transformations in the structure of labour, <text:change-start text:change-id="ct34307440"/><text:span text:style-name="T3">we </text:span><text:change-end text:change-id="ct34307440"/>experience degrees of immaterial and material labour <text:change-start text:change-id="ct33995584"/><text:span text:style-name="T3">with</text:span><text:change-end text:change-id="ct33995584"/>in various artistic and research regimes. And now we are up. It turns out that there is an entire floor <text:change-start text:change-id="ct33066608"/><text:span text:style-name="T6">ded</text:span><text:change-end text:change-id="ct33066608"/><text:change-start text:change-id="ct29616128"/><text:span text:style-name="T6">icated to </text:span><text:change-end text:change-id="ct29616128"/><text:change text:change-id="ct34377168"/><text:change text:change-id="ct34026464"/>rest in Wargaming.</text:p>
      <text:p text:style-name="P1"/>
      <text:p text:style-name="P1">“Programmers wanna<text:change text:change-id="ct34026704"/>be,” the phrase is spinning in my head.</text:p>
      <text:p text:style-name="P1"/>
      <text:p text:style-name="P1">“Are you an indispensable employee?” I ask<text:change text:change-id="ct34059696"/>.</text:p>
      <text:p text:style-name="P1"/>
      <text:p text:style-name="P1">“Of course,” <text:change-start text:change-id="ct34197728"/><text:span text:style-name="T7">says</text:span><text:change-end text:change-id="ct34197728"/><text:change text:change-id="ct34619728"/> <text:change-start text:change-id="ct28631408"/><text:span text:style-name="T10">E</text:span><text:change-end text:change-id="ct28631408"/><text:change text:change-id="ct27902976"/>mployee #1.</text:p>
      <text:p text:style-name="P1"/>
      <text:p text:style-name="P1">“Nope, come on, they will fire <text:change-start text:change-id="ct32408480"/><text:span text:style-name="T8">you without even thinking about it</text:span><text:change-end text:change-id="ct32408480"/>and even not think of you, if something goes <text:change-start text:change-id="ct33961296"/><text:span text:style-name="T8">in a</text:span><text:change-end text:change-id="ct33961296"/><text:change text:change-id="ct27491456"/> way they don’t like. But it's nice to think that you are the one, of course,” sa<text:change-start text:change-id="ct28190032"/><text:span text:style-name="T7">y</text:span><text:change-end text:change-id="ct28190032"/><text:change text:change-id="ct28189680"/><text:change-start text:change-id="ct34040320"/><text:span text:style-name="T7">s</text:span><text:change-end text:change-id="ct34040320"/><text:change text:change-id="ct33076032"/> <text:change text:change-id="ct34150384"/><text:change-start text:change-id="ct27410688"/><text:span text:style-name="T10">E</text:span><text:change-end text:change-id="ct27410688"/><text:change text:change-id="ct33217536"/>mployee #2. “Have you ever thought of your own startup?”</text:p>
      <text:p text:style-name="P1"/>
      <text:p text:style-name="P1">“Yes, I have actually tried. But my business partner got rid of me after half a year of working</text:p>
      <text:p text:style-name="P1">together. He used me to mull things over and then hired a team of developers from eastern</text:p>
      <text:p text:style-name="P1">Ukraine instead of me. He's a manager, I'm a techie. He later said in an interview that <text:change text:change-id="ct32361808"/><text:change text:change-id="ct33950336"/>techie<text:change-start text:change-id="ct29526704"/><text:span text:style-name="T10">s</text:span><text:change-end text:change-id="ct29526704"/></text:p>
      <text:p text:style-name="P1"><text:change-start text:change-id="ct34439632"/><text:span text:style-name="T9">represent</text:span><text:change-end text:change-id="ct34439632"/><text:change text:change-id="ct34013760"/> no<text:change text:change-id="ct34165968"/> more than 10% of the project cost,” said <text:change text:change-id="ct34417152"/><text:change-start text:change-id="ct29673776"/><text:span text:style-name="T10">E</text:span><text:change-end text:change-id="ct29673776"/><text:change text:change-id="ct34603392"/>mployee #2.</text:p>
      <text:p text:style-name="P1"/>
      <text:p text:style-name="P1">Proceeding through the massage chairs, the simulators, looking into the wood-trimmed saunas</text:p>
      <text:p text:style-name="P1">and <text:change-start text:change-id="ct33985152"/><text:span text:style-name="T10">indistinguishable</text:span><text:change-end text:change-id="ct33985152"/><text:change text:change-id="ct32906128"/> kitchens on each <text:change text:change-id="ct33999184"/><text:s/>floor<text:change text:change-id="ct33333408"/> with the same cookies at the very exact place, we search<text:change text:change-id="ct28519104"/> for the voices of the proletariat of the digital age, those who can be easily</text:p>
      <text:p text:style-name="P1">replaced, the name badges of which can be thrown away and forgotten. <text:change-start text:change-id="ct27340144"/><text:span text:style-name="T10">The u</text:span><text:change-end text:change-id="ct27340144"/><text:change text:change-id="ct34325792"/>nderwater world of</text:p>
      <text:p text:style-name="P1"><text:soft-page-break/>computer industry.</text:p>
      <text:p text:style-name="P1"/>
      <text:p text:style-name="P1">“A bot-lawyer? Never heard of it. Who made it? Google?”</text:p>
      <text:p text:style-name="P1"/>
      <text:p text:style-name="P1">“Why Google? Only they can make something like that?”</text:p>
      <text:p text:style-name="P1"/>
      <text:p text:style-name="P1">“I do not know. Well, maybe Facebook too.”</text:p>
      <text:p text:style-name="P1"/>
      <text:p text:style-name="P1">“No, it was made by a lawyer from London. Several years ago, <text:change text:change-id="ct27416688"/></text:p>
      <text:p text:style-name="P1">control over the parking lots in London<text:change-start text:change-id="ct27905952"/> <text:span text:style-name="T11">was completely automatized</text:span><text:change-end text:change-id="ct27905952"/>, from fixing contraventions to issuing receipts for fines. The lawyer began to unpack this issue. It turned out that the automatic system wrote <text:change-start text:change-id="ct34610800"/><text:span text:style-name="T11">out </text:span><text:change-end text:change-id="ct34610800"/>a lot of unfair fines<text:change text:change-id="ct33127488"/>. The guy programmed a small chat where you communicate with a bot, tell the details of your unsuccessful parking: where you <text:span text:style-name="T11">were</text:span> standing, <text:change-start text:change-id="ct29638208"/><text:span text:style-name="T11">e.g. </text:span><text:change-end text:change-id="ct29638208"/>on the lawn or not, what signs were around<text:change-start text:change-id="ct33069056"/>, <text:span text:style-name="T11">etc</text:span><text:change-end text:change-id="ct33069056"/><text:change text:change-id="ct29625936"/> If necessary, the bot asks for more details. In the end, it tells you whether you were right and whether it is worth to appeal. <text:span text:style-name="T11">I</text:span>f so, you just press “send” and it does <text:change-start text:change-id="ct34217904"/><text:span text:style-name="T12">that</text:span><text:change-end text:change-id="ct34217904"/><text:change text:change-id="ct34207904"/> for you.</text:p>
      <text:p text:style-name="P1">The bot has already won a lot of cases. So you can solve your problem in 30 seconds, having no</text:p>
      <text:p text:style-name="P1">competence<text:change text:change-id="ct33983696"/><text:change-start text:change-id="ct32435456"/> <text:change-end text:change-id="ct32435456"/><text:change text:change-id="ct34132464"/>of jurisprudence yourself. And there are a lot of users of this service</text:p>
      <text:p text:style-name="P1">just like you. <text:change text:change-id="ct29675600"/><text:change-start text:change-id="ct33001648"/><text:span text:style-name="T12">N</text:span><text:change-end text:change-id="ct33001648"/>ow the traffic police and the courts of London are filled with the cases of</text:p>
      <text:p text:style-name="P1">appeal<text:change text:change-id="ct34128608"/>. This system de<text:change-start text:change-id="ct28362208"/><text:span text:style-name="T12">flects</text:span><text:change-end text:change-id="ct28362208"/><text:change text:change-id="ct27627200"/> the idea of big data. Automation is directed against automation.”</text:p>
      <text:p text:style-name="P1"/>
      <text:p text:style-name="P1">“Wow! Had no idea.”</text:p>
      <text:p text:style-name="P1"/>
      <text:p text:style-name="P1">“Have you ever programmed anything for a family?”</text:p>
      <text:p text:style-name="P1"/>
      <text:p text:style-name="P1">“Me? No,” he paused. “But my father, back in the days when there was no Internet, created a</text:p>
      <text:p text:style-name="P1">program <text:change text:change-id="ct32396624"/><text:change-start text:change-id="ct34313296"/><text:span text:style-name="T12">to calculate</text:span><text:change-end text:change-id="ct34313296"/> a family's budget. It was a gift to his wife for the wedding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</meta:initial-creator>
    <meta:creation-date>2017-08-18T12:18:10.576379430</meta:creation-date>
    <dc:date>2017-08-18T15:52:39.032070921</dc:date>
    <dc:creator>silvio </dc:creator>
    <meta:editing-duration>PT28M16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2" meta:paragraph-count="41" meta:word-count="749" meta:character-count="4155" meta:non-whitespace-character-count="3445"/>
  </office:meta>
</office:document-meta>
</file>